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4ca859"/>
    </style:style>
    <style:style style:name="P1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3e211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3e211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3e211"/>
    </style:style>
    <style:style style:name="P2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3e211"/>
    </style:style>
    <style:style style:name="P2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3e211"/>
    </style:style>
    <style:style style:name="P2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3e211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73e211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3" style:family="paragraph" style:parent-style-name="Standard" style:list-style-name="L7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Georgia" officeooo:paragraph-rsid="00790cf4" style:font-name-asian="Georgia1" style:font-name-complex="Georgia1"/>
    </style:style>
    <style:style style:name="P35" style:family="paragraph" style:parent-style-name="Standard" style:list-style-name="L8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73e211" officeooo:paragraph-rsid="0073e211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75b48f" officeooo:paragraph-rsid="0075b48f" style:font-name-asian="Georgia1" style:font-name-complex="Georgia1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Georgia" officeooo:rsid="0075b48f" officeooo:paragraph-rsid="0075b48f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7672e9" officeooo:paragraph-rsid="007672e9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rsid="00781955" officeooo:paragraph-rsid="00781955" style:font-name-asian="Georgia1" style:font-name-complex="Georgia1"/>
    </style:style>
    <style:style style:name="P43" style:family="paragraph" style:parent-style-name="Standard" style:list-style-name="L11">
      <style:paragraph-properties fo:text-align="justify" style:justify-single-word="false"/>
      <style:text-properties style:font-name="Georgia" officeooo:rsid="00781955" officeooo:paragraph-rsid="00781955" style:font-name-asian="Georgia1" style:font-name-complex="Georgia1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Georgia" officeooo:rsid="00781955" officeooo:paragraph-rsid="00790cf4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781955" officeooo:paragraph-rsid="00790cf4" style:font-name-asian="Georgia1" style:font-name-complex="Georgia1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Georgia" officeooo:rsid="00781955" officeooo:paragraph-rsid="00796b51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78c935" officeooo:paragraph-rsid="0078c935" style:font-name-asian="Georgia1" style:font-name-complex="Georgia1"/>
    </style:style>
    <style:style style:name="P48" style:family="paragraph" style:parent-style-name="Standard" style:list-style-name="L12">
      <style:paragraph-properties fo:text-align="justify" style:justify-single-word="false"/>
      <style:text-properties style:font-name="Georgia" officeooo:rsid="0078c935" officeooo:paragraph-rsid="0078c935" style:font-name-asian="Georgia1" style:font-name-complex="Georgia1"/>
    </style:style>
    <style:style style:name="P49" style:family="paragraph" style:parent-style-name="Standard" style:list-style-name="L12">
      <style:paragraph-properties fo:text-align="justify" style:justify-single-word="false"/>
      <style:text-properties style:font-name="Georgia" officeooo:rsid="0078c935" officeooo:paragraph-rsid="0079ecf7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8c935" officeooo:paragraph-rsid="0079ecf7" style:font-name-asian="Georgia1" style:font-name-complex="Georgia1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Georgia" officeooo:rsid="00790cf4" officeooo:paragraph-rsid="00796b51" style:font-name-asian="Georgia1" style:font-name-complex="Georgia1"/>
    </style:style>
    <style:style style:name="P52" style:family="paragraph" style:parent-style-name="Standard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justify" style:justify-single-word="false"/>
      <style:text-properties officeooo:paragraph-rsid="0057208c"/>
    </style:style>
    <style:style style:name="P54" style:family="paragraph" style:parent-style-name="Standard">
      <style:paragraph-properties fo:text-align="justify" style:justify-single-word="false"/>
      <style:text-properties officeooo:paragraph-rsid="0073e211"/>
    </style:style>
    <style:style style:name="P55" style:family="paragraph" style:parent-style-name="Standard">
      <style:paragraph-properties fo:text-align="justify" style:justify-single-word="false"/>
      <style:text-properties officeooo:paragraph-rsid="0079ecf7"/>
    </style:style>
    <style:style style:name="P56" style:family="paragraph" style:parent-style-name="Standard">
      <style:paragraph-properties fo:text-align="justify" style:justify-single-word="false"/>
      <style:text-properties officeooo:rsid="007672e9" officeooo:paragraph-rsid="007672e9"/>
    </style:style>
    <style:style style:name="P57" style:family="paragraph" style:parent-style-name="Standard" style:list-style-name="L10">
      <style:paragraph-properties fo:text-align="justify" style:justify-single-word="false"/>
      <style:text-properties officeooo:rsid="007672e9" officeooo:paragraph-rsid="007672e9"/>
    </style:style>
    <style:style style:name="P58" style:family="paragraph" style:parent-style-name="Standard" style:list-style-name="L10">
      <style:paragraph-properties fo:text-align="justify" style:justify-single-word="false"/>
      <style:text-properties officeooo:rsid="007672e9" officeooo:paragraph-rsid="00781955"/>
    </style:style>
    <style:style style:name="P59" style:family="paragraph" style:parent-style-name="Title">
      <style:text-properties fo:font-size="32pt" officeooo:paragraph-rsid="001dc34f" style:font-size-asian="32pt" style:font-size-complex="32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3e211" style:font-name-asian="Georgia1" style:font-name-complex="Georgia1"/>
    </style:style>
    <style:style style:name="T6" style:family="text">
      <style:text-properties style:font-name="Georgia" officeooo:rsid="0078c935" style:font-name-asian="Georgia1" style:font-name-complex="Georgia1"/>
    </style:style>
    <style:style style:name="T7" style:family="text">
      <style:text-properties officeooo:rsid="003812f9"/>
    </style:style>
    <style:style style:name="T8" style:family="text">
      <style:text-properties officeooo:rsid="0033e01d"/>
    </style:style>
    <style:style style:name="T9" style:family="text">
      <style:text-properties officeooo:rsid="001dc34f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2ef8d0"/>
    </style:style>
    <style:style style:name="T13" style:family="text">
      <style:text-properties officeooo:rsid="0073d874"/>
    </style:style>
    <style:style style:name="T14" style:family="text">
      <style:text-properties officeooo:rsid="0073e21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781955"/>
    </style:style>
    <style:style style:name="T17" style:family="text">
      <style:text-properties officeooo:rsid="0078c935"/>
    </style:style>
    <style:style style:name="T18" style:family="text">
      <style:text-properties officeooo:rsid="00790cf4"/>
    </style:style>
    <style:style style:name="T19" style:family="text">
      <style:text-properties officeooo:rsid="00796b51"/>
    </style:style>
    <style:style style:name="T20" style:family="text">
      <style:text-properties officeooo:rsid="0079ecf7"/>
    </style:style>
    <style:style style:name="T21" style:family="text">
      <style:text-properties officeooo:rsid="007b7ce3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<text:span text:style-name="T8">Compte-rendu de<text:line-break/>réunion – Avancement<text:line-break/>global</text:span></text:p>
      <text:p text:style-name="Standard"/>
      <text:p text:style-name="P12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5">15</text:span><text:span text:style-name="T1">/</text:span><text:span text:style-name="T5">03</text:span><text:span text:style-name="T1">/</text:span><text:span text:style-name="T3">2025</text:span></text:p>
      <text:p text:style-name="P3"/>
      <text:p text:style-name="P8">Membres présents :</text:p>
      <text:section text:style-name="Sect2" text:name="Section1">
        <text:list text:style-name="L1">
          <text:list-item>
            <text:p text:style-name="P30">Loïs ALLAIRE<text:tab/><text:tab/>OUI</text:p>
          </text:list-item>
          <text:list-item>
            <text:p text:style-name="P30">Hugo CLAMOND<text:tab/>OUI</text:p>
          </text:list-item>
          <text:list-item>
            <text:p text:style-name="P30">Axel MOURILLON<text:tab/>OUI</text:p>
          </text:list-item>
          <text:list-item>
            <text:p text:style-name="P30">Arthur YANG<text:tab/><text:tab/>OUI</text:p>
          </text:list-item>
        </text:list>
      </text:section>
      <text:p text:style-name="P13"/>
      <text:section text:style-name="Sect2" text:name="Section2">
        <text:p text:style-name="P15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1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1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3">Table des matières</text:p>
          </text:index-title>
          <text:p text:style-name="P21"><text:a xlink:type="simple" xlink:href="#__RefHeading___Toc397_377169772" text:style-name="Index_20_Link" text:visited-style-name="Index_20_Link">Table des figures<text:tab/>1</text:a></text:p>
          <text:p text:style-name="P21"><text:a xlink:type="simple" xlink:href="#__RefHeading___Toc395_377169772" text:style-name="Index_20_Link" text:visited-style-name="Index_20_Link">I. Avancement technique<text:tab/>2</text:a></text:p>
          <text:p text:style-name="P22"><text:a xlink:type="simple" xlink:href="#__RefHeading___Toc399_377169772" text:style-name="Index_20_Link" text:visited-style-name="Index_20_Link">A) À retenir<text:tab/>2</text:a></text:p>
          <text:p text:style-name="P22"><text:a xlink:type="simple" xlink:href="#__RefHeading___Toc399_377169772%20Copie%201" text:style-name="Index_20_Link" text:visited-style-name="Index_20_Link">B) Remarques et suggestions<text:tab/>2</text:a></text:p>
          <text:p text:style-name="P21"><text:a xlink:type="simple" xlink:href="#__RefHeading___Toc395_377169772%20Copie%201" text:style-name="Index_20_Link" text:visited-style-name="Index_20_Link">II. Avancement commercial<text:tab/>3</text:a></text:p>
          <text:p text:style-name="P22"><text:a xlink:type="simple" xlink:href="#__RefHeading___Toc399_377169772%20Copie%202" text:style-name="Index_20_Link" text:visited-style-name="Index_20_Link">A) À retenir<text:tab/>3</text:a></text:p>
          <text:p text:style-name="P22"><text:a xlink:type="simple" xlink:href="#__RefHeading___Toc399_377169772%20Copie%201%20Copie%201" text:style-name="Index_20_Link" text:visited-style-name="Index_20_Link">B) Remarques et suggestions<text:tab/>3</text:a></text:p>
          <text:p text:style-name="P21"><text:a xlink:type="simple" xlink:href="#__RefHeading___Toc395_377169772%20Copie%202" text:style-name="Index_20_Link" text:visited-style-name="Index_20_Link">III. Points annexes<text:tab/>4</text:a></text:p>
          <text:p text:style-name="P22"><text:a xlink:type="simple" xlink:href="#__RefHeading___Toc399_377169772%20Copie%202%20Copie%201" text:style-name="Index_20_Link" text:visited-style-name="Index_20_Link">A) Observations et remarques<text:tab/>4</text:a></text:p>
          <text:p text:style-name="P22"><text:a xlink:type="simple" xlink:href="#__RefHeading___Toc399_377169772%20Copie%201%20Copie%201%20Copie%201" text:style-name="Index_20_Link" text:visited-style-name="Index_20_Link">B) Réponses aux observations<text:tab/>4</text:a></text:p>
          <text:p text:style-name="P21"><text:a xlink:type="simple" xlink:href="#__RefHeading___Toc395_377169772%20Copie%202%20Copie%202" text:style-name="Index_20_Link" text:visited-style-name="Index_20_Link">Prochaine réunion<text:tab/>5</text:a></text:p>
          <text:p text:style-name="P22"><text:a xlink:type="simple" xlink:href="#__RefHeading___Toc399_377169772%20Copie%202%20Copie%202" text:style-name="Index_20_Link" text:visited-style-name="Index_20_Link">Date<text:tab/>5</text:a></text:p>
          <text:p text:style-name="P22"><text:a xlink:type="simple" xlink:href="#__RefHeading___Toc552_377169772%20Copie%201%20Copie%202" text:style-name="Index_20_Link" text:visited-style-name="Index_20_Link">Ordre du jour<text:tab/>5</text:a></text:p>
          <text:p text:style-name="P22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14"><text:bookmark-start text:name="__RefHeading___Toc397_377169772"/><text:span text:style-name="T9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46993819" text:style-name="L2">
        <text:list-item>
          <text:p text:style-name="P24"><text:bookmark-start text:name="__RefHeading___Toc395_377169772"/>Avancement technique<text:bookmark-end text:name="__RefHeading___Toc395_377169772"/></text:p>
        </text:list-item>
      </text:list>
      <text:p text:style-name="P4"/>
      <text:list xml:id="list3299223702" text:style-name="L3">
        <text:list-item>
          <text:p text:style-name="P27"><text:bookmark-start text:name="__RefHeading___Toc399_377169772"/>À retenir<text:bookmark-end text:name="__RefHeading___Toc399_377169772"/></text:p>
        </text:list-item>
      </text:list>
      <text:p text:style-name="P4"/>
      <text:p text:style-name="P39">Pas d’avancements sur le site ⇒ Retard pris</text:p>
      <text:p text:style-name="P39"/>
      <text:p text:style-name="P41">Avancements sur l’AD : 10 % effectuée ⇒ Retard important </text:p>
      <text:p text:style-name="P41"><text:tab/>→ Temps mal anticipé </text:p>
      <text:p text:style-name="P41"/>
      <text:p text:style-name="P41">Proxmox : avancement léger <text:span text:style-name="T16">dans le doc</text:span></text:p>
      <text:p text:style-name="P41"/>
      <text:p text:style-name="P41">Serveur de logs : terminé</text:p>
      <text:p text:style-name="P4"/>
      <text:p text:style-name="P5"/>
      <text:list xml:id="list163739132177702" text:continue-numbering="true" text:style-name="L3">
        <text:list-item>
          <text:p text:style-name="P29"><text:bookmark-start text:name="__RefHeading___Toc399_377169772 Copie 1"/>Remarques et suggestions<text:bookmark-end text:name="__RefHeading___Toc399_377169772 Copie 1"/></text:p>
        </text:list-item>
      </text:list>
      <text:p text:style-name="P5"/>
      <text:p text:style-name="P39">Accéder au site : </text:p>
      <text:list xml:id="list2803411043" text:style-name="L9">
        <text:list-item>
          <text:p text:style-name="P40">Taper le proxy (pas de page admin)</text:p>
        </text:list-item>
        <text:list-item>
          <text:p text:style-name="P40">Taper le web directement (interne uniquement)</text:p>
        </text:list-item>
      </text:list>
      <text:p text:style-name="P39">⇒ Attention : en cas de manipulations potentiellement bloquantes, faire des tests rigoureux et/ou communiquer sur les workaround existants</text:p>
      <text:p text:style-name="P53"/>
      <text:p text:style-name="P56">Temps alloué à l’AD : + 2 semaines (LDAPS + HardenAD)</text:p>
      <text:p text:style-name="P53"/>
      <text:p text:style-name="P56">Proposition de config<text:span text:style-name="T16">uration du </text:span>serveur de <text:span text:style-name="T16">monitoring (pour les </text:span>logs <text:span text:style-name="T16">et autres)</text:span></text:p>
      <text:list xml:id="list3008659174" text:style-name="L10">
        <text:list-item>
          <text:p text:style-name="P58">Préparer une doc d’utilisation</text:p>
        </text:list-item>
        <text:list-item>
          <text:p text:style-name="P58">Préparer des dashboards </text:p>
          <text:p text:style-name="P57">⇒ Avancer de la tâche de configuration du monitoring</text:p>
        </text:list-item>
      </text:list>
      <text:list xml:id="list163739865581114" text:continue-list="list246993819" text:style-name="L2">
        <text:list-item>
          <text:p text:style-name="P24"><text:bookmark-start text:name="__RefHeading___Toc395_377169772 Copie 1"/>Avancement commercial<text:bookmark-end text:name="__RefHeading___Toc395_377169772 Copie 1"/></text:p>
        </text:list-item>
      </text:list>
      <text:p text:style-name="P31"/>
      <text:list xml:id="list163739435136121" text:continue-list="list163739132177702" text:style-name="L3">
        <text:list-item text:start-value="1">
          <text:p text:style-name="P27"><text:bookmark-start text:name="__RefHeading___Toc399_377169772 Copie 2"/>À retenir<text:bookmark-end text:name="__RefHeading___Toc399_377169772 Copie 2"/></text:p>
        </text:list-item>
      </text:list>
      <text:p text:style-name="P31"/>
      <text:p text:style-name="P42">Design des T-shirts personnalisés bientôt prêt, goodies en préparation également </text:p>
      <text:p text:style-name="P31"/>
      <text:p text:style-name="P31"/>
      <text:list xml:id="list163738533293085" text:continue-numbering="true" text:style-name="L3">
        <text:list-item>
          <text:p text:style-name="P29"><text:bookmark-start text:name="__RefHeading___Toc399_377169772 Copie 1 Copie 1"/>Remarques et suggestions<text:bookmark-end text:name="__RefHeading___Toc399_377169772 Copie 1 Copie 1"/></text:p>
        </text:list-item>
      </text:list>
      <text:p text:style-name="P31"/>
      <text:p text:style-name="P42">Validation des t-shirt auprès de chaque membre – 15/20 min pour la validation</text:p>
      <text:list xml:id="list102502944" text:style-name="L11">
        <text:list-item>
          <text:p text:style-name="P43">Arthur<text:tab/>⇒ mercredi 21h30 – 22h</text:p>
        </text:list-item>
        <text:list-item>
          <text:p text:style-name="P43">Hugo <text:tab/>⇒ mercredi 21h – 21h30 </text:p>
        </text:list-item>
        <text:list-item>
          <text:p text:style-name="P43">Axel <text:s/><text:tab/>⇒ jeudi 21h – 21h30 </text:p>
        </text:list-item>
      </text:list>
      <text:p text:style-name="P31"/>
      <text:p text:style-name="P54"/>
      <text:list xml:id="list163738941498317" text:continue-list="list163739865581114" text:style-name="L2">
        <text:list-item>
          <text:p text:style-name="P24"><text:bookmark-start text:name="__RefHeading___Toc395_377169772 Copie 2"/>Points annexes<text:bookmark-end text:name="__RefHeading___Toc395_377169772 Copie 2"/></text:p>
        </text:list-item>
      </text:list>
      <text:p text:style-name="P31"/>
      <text:list xml:id="list163739943459272" text:continue-list="list163738533293085" text:style-name="L3">
        <text:list-item text:start-value="1">
          <text:p text:style-name="P27"><text:bookmark-start text:name="__RefHeading___Toc399_377169772 Copie 2 Copie 1"/>Observations et remarques<text:bookmark-end text:name="__RefHeading___Toc399_377169772 Copie 2 Copie 1"/></text:p>
        </text:list-item>
      </text:list>
      <text:p text:style-name="P31"/>
      <text:p text:style-name="P47">Arthur : reposé </text:p>
      <text:p text:style-name="P31">→ Proposer des mesures de sécurité pour les stocks</text:p>
      <text:p text:style-name="P31"/>
      <text:p text:style-name="P47">Rappels IUT :</text:p>
      <text:list text:style-name="L12">
        <text:list-item>
          <text:p text:style-name="P48">Lundi 24/03 : Examen R511 (toute la journée)<text:span text:style-name="T6"/></text:p>
        </text:list-item>
        <text:list-item>
          <text:p text:style-name="P48">Jeudi 27/03 : Certification StormShield (après-midi) </text:p>
          <text:list>
            <text:list-header>
              <text:p text:style-name="P49">⇒ Se concentrer sur la partie théoriques, notamment les objets, le filtrage applicatif et le VPN IPSec<text:span text:style-name="T6"/></text:p>
            </text:list-header>
          </text:list>
        </text:list-item>
        <text:list-item>
          <text:p text:style-name="P49"><text:span text:style-name="T20">Vendre</text:span>di 2<text:span text:style-name="T20">8</text:span>/03 : <text:span text:style-name="T20">Dossier PPP </text:span><text:span text:style-name="T21">(voir Moddle classique)</text:span></text:p>
        </text:list-item>
      </text:list>
      <text:p text:style-name="P50"/>
      <text:p text:style-name="P50"/>
      <text:p text:style-name="P55"/>
      <text:p text:style-name="P18"><text:bookmark-start text:name="__RefHeading___Toc395_377169772 Copie 2 Copie 2"/>Prochaine réunion<text:bookmark-end text:name="__RefHeading___Toc395_377169772 Copie 2 Copie 2"/></text:p>
      <text:p text:style-name="P6"/>
      <text:p text:style-name="P19"><text:bookmark-start text:name="__RefHeading___Toc399_377169772 Copie 2 Copie 2"/>Date<text:bookmark-end text:name="__RefHeading___Toc399_377169772 Copie 2 Copie 2"/></text:p>
      <text:p text:style-name="P6"/>
      <text:p text:style-name="P20"><text:span text:style-name="T10">S</text:span><text:span text:style-name="T11">amedi </text:span><text:span text:style-name="T14">22</text:span><text:span text:style-name="T12"> m</text:span><text:span text:style-name="T14">ars</text:span><text:span text:style-name="T11"> </text:span><text:span text:style-name="T13">2025</text:span><text:span text:style-name="T11">, </text:span><text:span text:style-name="T10">de 14h30 à 16h30</text:span></text:p>
      <text:p text:style-name="P6"/>
      <text:p text:style-name="P6"/>
      <text:p text:style-name="P19"><text:bookmark-start text:name="__RefHeading___Toc552_377169772 Copie 1 Copie 2"/>Ordre du jour<text:bookmark-end text:name="__RefHeading___Toc552_377169772 Copie 1 Copie 2"/></text:p>
      <text:p text:style-name="P6"/>
      <text:p text:style-name="P38">Avancement global <text:span text:style-name="T15">(l'âge de l'extinction)</text:span></text:p>
      <text:p text:style-name="P6"/>
      <text:p text:style-name="P6"/>
      <text:p text:style-name="P19"><text:bookmark-start text:name="__RefHeading___Toc552_377169772 Copie 1 Copie 2 Copie 1"/>Devoirs<text:bookmark-end text:name="__RefHeading___Toc552_377169772 Copie 1 Copie 2 Copie 1"/></text:p>
      <text:p text:style-name="P6"/>
      <text:p text:style-name="P7">Tout le monde :</text:p>
      <text:list text:style-name="L4">
        <text:list-item>
          <text:p text:style-name="P44">Validation des t-shirt auprès de chaque membre – 15/20 min pour la validation</text:p>
          <text:list>
            <text:list-item>
              <text:p text:style-name="P44">Arthur<text:tab/>⇒ mercredi 21h30 – 22h</text:p>
            </text:list-item>
            <text:list-item>
              <text:p text:style-name="P44">Hugo <text:tab/>⇒ mercredi 21h – 21h30 </text:p>
            </text:list-item>
            <text:list-item>
              <text:p text:style-name="P44">Axel <text:s/><text:tab/>⇒ jeudi 21h – 21h30 </text:p>
            </text:list-item>
          </text:list>
        </text:list-item>
      </text:list>
      <text:p text:style-name="P37">Loïs :<text:span text:style-name="T4"/></text:p>
      <text:list xml:id="list3451907910" text:style-name="L5">
        <text:list-item>
          <text:p text:style-name="P46">[Priorité <text:span text:style-name="T19">moyenne</text:span>] <text:span text:style-name="T18">Commencer à r</text:span>édig<text:span text:style-name="T18">er</text:span> la charte d'utilisation et de modération de forum</text:p>
        </text:list-item>
        <text:list-item>
          <text:p text:style-name="P51">[Priorité haute] Se fournir en échantillons – Pour le 12/04/2025</text:p>
        </text:list-item>
        <text:list-item>
          <text:p text:style-name="P51">[Priorité moyenne] Designer des produits originaux – Pour le 12/04/2025</text:p>
        </text:list-item>
      </text:list>
      <text:p text:style-name="P7">Arthur :</text:p>
      <text:list text:style-name="L6">
        <text:list-item>
          <text:p text:style-name="P36">[Priorité haute] <text:span text:style-name="T18">Commencer</text:span> la configuration avancée du serveur de <text:span text:style-name="T18">monitoring</text:span></text:p>
        </text:list-item>
        <text:list-item>
          <text:p text:style-name="P36">[Priorité haute] <text:span text:style-name="T19">Faire</text:span> la configuration avancée du serveur de <text:span text:style-name="T14">test</text:span></text:p>
        </text:list-item>
      </text:list>
      <text:p text:style-name="P7">Hugo :</text:p>
      <text:list text:style-name="L7">
        <text:list-item>
          <text:p text:style-name="P33">[Priorité haute] <text:span text:style-name="T18">Continuer</text:span> la configuration avancée du serveur Windows AD DNS : <text:span text:style-name="T18">LDAPS</text:span></text:p>
        </text:list-item>
        <text:list-item>
          <text:p text:style-name="P33">[Priorité <text:span text:style-name="T14">basse</text:span>] Finir la configuration avancée du Proxmox (documentation)</text:p>
        </text:list-item>
      </text:list>
      <text:p text:style-name="P7">Axel :</text:p>
      <text:list xml:id="list4195730567" text:style-name="L8">
        <text:list-item>
          <text:p text:style-name="P34">[Priorité haute] Finir d’implémenter les fonctionnalités de base du site</text:p>
          <text:list>
            <text:list-header>
              <text:p text:style-name="P34">&gt; <text:span text:style-name="T18">Aide Loïs </text:span></text:p>
            </text:list-header>
          </text:list>
        </text:list-item>
        <text:list-item>
          <text:p text:style-name="P34">[Priorité haute] Finir d’intégrer des services tests au site<text:span text:style-name="T1"/></text:p>
          <text:list>
            <text:list-header>
              <text:p text:style-name="P34">&gt; <text:span text:style-name="T18">Aide Loïs </text:span></text:p>
            </text:list-header>
          </text:list>
        </text:list-item>
        <text:list-item>
          <text:p text:style-name="P34">[Priorité haute] <text:span text:style-name="T14">Commencer à </text:span>intégrer <text:span text:style-name="T14">l</text:span>es <text:span text:style-name="T14">moyens de paiements</text:span></text:p>
          <text:list>
            <text:list-header>
              <text:p text:style-name="P34">&gt; <text:span text:style-name="T18">Aide Loïs </text:span></text:p>
            </text:list-header>
          </text:list>
        </text:list-item>
        <text:list-item>
          <text:p text:style-name="P35">[Priorité <text:span text:style-name="T19">basse</text:span>] <text:span text:style-name="T19">Ajuster les couleurs de tâches pour la gestion des</text:span> <text:span text:style-name="T19">tâches laissées en "stand-by"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g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15T15:45:23.874000000</dc:date>
    <meta:editing-duration>PT3H37M37S</meta:editing-duration>
    <meta:editing-cycles>83</meta:editing-cycles>
    <meta:print-date>2025-01-02T09:51:38.559000000</meta:print-date>
    <meta:printed-by>Fichiers PDF</meta:printed-by>
    <meta:document-statistic meta:table-count="0" meta:image-count="7" meta:object-count="0" meta:page-count="7" meta:paragraph-count="94" meta:word-count="554" meta:character-count="3192" meta:non-whitespace-character-count="2736"/>
  </office:meta>
</office:document-meta>
</file>